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984cm"/>
    </style:style>
    <style:style style:name="co4" style:family="table-column">
      <style:table-column-properties fo:break-before="auto" style:column-width="5.1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</table:table-row>
        <table:table-row table:style-name="ro1">
          <table:table-cell office:value-type="string">
            <text:p>Skriva funktioner för att kunna ta bort en medle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ta efter och eventuellt fixa bugga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lla igenom applikation, lägga till funktionalitet vid behov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nlir, kommentera kod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5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5])" office:value-type="float" office:value="4">
            <text:p>4</text:p>
          </table:table-cell>
          <table:table-cell table:style-name="ce1" table:formula="of:=SUM([.D2:.D5])" office:value-type="float" office:value="1">
            <text:p>1</text:p>
          </table:table-cell>
          <table:table-cell table:style-name="ce1" table:formula="of:=SUM([.E2:.E5])" office:value-type="float" office:value="0">
            <text:p>0</text:p>
          </table:table-cell>
          <table:table-cell table:style-name="ce1" table:formula="of:=SUM([.F2:.F5])" office:value-type="float" office:value="3">
            <text:p>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>
            <draw:frame table:end-cell-address="Sheet1.C30" table:end-x="0.127cm" table:end-y="0.08cm" draw:z-index="0" draw:style-name="gr1" draw:text-style-name="P1" svg:width="15.974cm" svg:height="9.006cm" svg:x="1.339cm" svg:y="0.107cm">
              <draw:object draw:notify-on-update-of-ranges="Sheet1.A6:Sheet1.A6 Sheet1.B6:Sheet1.E6 Sheet1.A7:Sheet1.A7 Sheet1.B7:Sheet1.E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2014-01-12</text:date>, <text:time>20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4:50:13.73</meta:creation-date>
    <dc:date>2014-01-12T20:33:34.41</dc:date>
    <meta:editing-duration>PT5H1M24S</meta:editing-duration>
    <meta:editing-cycles>3</meta:editing-cycles>
    <meta:generator>OpenOffice/4.0.1$Win32 OpenOffice.org_project/401m5$Build-9714</meta:generator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3</text:p>
        </chart:subtitle>
        <chart:legend chart:legend-position="end" svg:x="13.52cm" svg:y="3.929cm" style:legend-expansion="high" chart:style-name="ch4"/>
        <chart:plot-area chart:style-name="ch5" table:cell-range-address="Sheet1.A6:Sheet1.E7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866cm" svg:y="8cm" chart:style-name="ch7">
              <text:p>Dagar(2 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6:Sheet1.E6" chart:label-cell-address="Sheet1.A6:Sheet1.A6" chart:class="chart:line">
            <chart:data-point chart:repeated="4"/>
          </chart:series>
          <chart:series chart:style-name="ch11" chart:values-cell-range-address="Sheet1.B7:Sheet1.E7" chart:label-cell-address="Sheet1.A7:Sheet1.A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7:Sheet1.A7</svg:desc>
                </draw:g>
              </table:table-cell>
              <table:table-cell office:value-type="float" office:value="6">
                <text:p>6</text:p>
                <draw:g>
                  <svg:desc>Sheet1.B7:Sheet1.E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